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1443d" officeooo:paragraph-rsid="0011443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1443d" officeooo:paragraph-rsid="0011443d" style:font-size-asian="12.25pt" style:font-weight-asian="bold" style:font-size-complex="14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officeooo:rsid="00128c28" officeooo:paragraph-rsid="00128c2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28c28" officeooo:paragraph-rsid="00128c28" style:font-size-asian="10.5pt" style:font-weight-asian="normal" style:font-size-complex="12pt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2pt" fo:font-weight="normal" officeooo:rsid="00128c28" officeooo:paragraph-rsid="00128c28" style:font-size-asian="10.5pt" style:font-weight-asian="normal" style:font-size-complex="12pt" style:font-weight-complex="normal"/>
    </style:style>
    <style:style style:name="P6" style:family="paragraph" style:parent-style-name="Standard" style:list-style-name="L4">
      <style:paragraph-properties fo:text-align="start" style:justify-single-word="false"/>
      <style:text-properties fo:font-size="12pt" fo:font-weight="normal" officeooo:rsid="00128c28" officeooo:paragraph-rsid="00128c28" style:font-size-asian="10.5pt" style:font-weight-asian="normal" style:font-size-complex="12pt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28c28" officeooo:paragraph-rsid="00128c28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28c28"/>
    </style:style>
    <style:style style:name="P9" style:family="paragraph" style:parent-style-name="Standard" style:list-style-name="L3">
      <style:paragraph-properties fo:text-align="start" style:justify-single-word="false"/>
      <style:text-properties officeooo:paragraph-rsid="00128c28"/>
    </style:style>
    <style:style style:name="P10" style:family="paragraph" style:parent-style-name="Standard" style:list-style-name="L3">
      <style:paragraph-properties fo:text-align="start" style:justify-single-word="false"/>
      <style:text-properties fo:font-style="normal" officeooo:rsid="00128c28" officeooo:paragraph-rsid="00128c28" style:font-style-asian="normal" style:font-style-complex="normal"/>
    </style:style>
    <style:style style:name="P11" style:family="paragraph" style:parent-style-name="Standard" style:list-style-name="L6">
      <style:paragraph-properties fo:text-align="start" style:justify-single-word="false"/>
      <style:text-properties fo:font-weight="normal" officeooo:paragraph-rsid="00128c28" style:font-weight-asian="normal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fo:font-weight="normal" officeooo:rsid="00128c28" officeooo:paragraph-rsid="00128c2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officeooo:rsid="00128c28" style:font-size-asian="10.5pt" style:font-weight-asian="bold" style:font-size-complex="12pt" style:font-weight-complex="bold"/>
    </style:style>
    <style:style style:name="T3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size="12pt" fo:font-style="italic" fo:font-weight="normal" officeooo:rsid="00128c28" style:font-size-asian="10.5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ize="12pt" fo:font-style="italic" style:font-size-asian="10.5pt" style:font-style-asian="italic" style:font-size-complex="12pt" style:font-style-complex="italic"/>
    </style:style>
    <style:style style:name="T6" style:family="text">
      <style:text-properties fo:font-size="12pt" fo:font-style="italic" fo:font-weight="bold" officeooo:rsid="00128c28" style:font-size-asian="10.5pt" style:font-style-asian="italic" style:font-weight-asian="bold" style:font-size-complex="12pt" style:font-style-complex="italic" style:font-weight-complex="bold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28c28" style:font-size-asian="10.5pt" style:font-weight-asian="normal" style:font-size-complex="12pt" style:font-weight-complex="normal"/>
    </style:style>
    <style:style style:name="T9" style:family="text">
      <style:text-properties fo:font-size="12pt" style:font-size-asian="10.5pt" style:font-size-complex="12pt"/>
    </style:style>
    <style:style style:name="T10" style:family="text">
      <style:text-properties fo:font-size="12pt" officeooo:rsid="00128c28" style:font-size-asian="10.5pt" style:font-size-complex="12pt"/>
    </style:style>
    <style:style style:name="T11" style:family="text">
      <style:text-properties fo:font-size="12pt" fo:font-style="normal" style:font-size-asian="10.5pt" style:font-style-asian="normal" style:font-size-complex="12pt" style:font-style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Conditional Statements</text:p>
      <text:p text:style-name="P2"/>
      <text:p text:style-name="P2">Conditional Statements</text:p>
      <text:list xml:id="list2468005664" text:style-name="L1">
        <text:list-item>
          <text:p text:style-name="P3">Conditional statements are used to perform different actions based on different conditions.</text:p>
        </text:list-item>
        <text:list-item>
          <text:p text:style-name="P3">In javascript, there are the following conditional statements:</text:p>
          <text:list>
            <text:list-item>
              <text:p text:style-name="P3">if statement, else statement, else if statement, and switch statements</text:p>
            </text:list-item>
          </text:list>
        </text:list-item>
      </text:list>
      <text:p text:style-name="P4"/>
      <text:p text:style-name="P4"><text:tab/><text:span text:style-name="T1">The </text:span><text:span text:style-name="T13">if</text:span><text:span text:style-name="T1"> Statement</text:span></text:p>
      <text:list xml:id="list3007088715" text:style-name="L3">
        <text:list-item>
          <text:p text:style-name="P5">The <text:span text:style-name="T12">if </text:span>statement is used to specify a block of Javascript code to be executed if a condition is true.</text:p>
          <text:list>
            <text:list-item>
              <text:p text:style-name="P9"><text:span text:style-name="T8">syntax: </text:span><text:span text:style-name="T4">if (condition) {code executed}</text:span></text:p>
              <text:p text:style-name="P10"><text:span text:style-name="T3"/></text:p>
            </text:list-item>
          </text:list>
        </text:list-item>
      </text:list>
      <text:p text:style-name="P4"><text:span text:style-name="T1"><text:tab/>The </text:span><text:span text:style-name="T13">else</text:span><text:span text:style-name="T1"> Statement</text:span></text:p>
      <text:list xml:id="list3338215865" text:style-name="L4">
        <text:list-item>
          <text:p text:style-name="P6">The <text:span text:style-name="T12">else</text:span> statement is used to specify a block of code to be executed if the condition is false.</text:p>
          <text:list>
            <text:list-item>
              <text:p text:style-name="P6">syntax: <text:span text:style-name="T12">else {code executed}</text:span></text:p>
              <text:p text:style-name="P7"><text:span text:style-name="T12"/></text:p>
            </text:list-item>
          </text:list>
        </text:list-item>
      </text:list>
      <text:p text:style-name="P8"><text:span text:style-name="T2"><text:tab/>The </text:span><text:span text:style-name="T6">else if</text:span><text:span text:style-name="T2"> Statement</text:span></text:p>
      <text:list xml:id="list2835982409" text:style-name="L5">
        <text:list-item>
          <text:p text:style-name="P12"><text:span text:style-name="T9">The </text:span><text:span text:style-name="T5">else if</text:span><text:span text:style-name="T11"> statement is used to specify a new condition if the first condition is false.</text:span></text:p>
          <text:list>
            <text:list-item>
              <text:p text:style-name="P12"><text:span text:style-name="T11">syntax: </text:span><text:span text:style-name="T5">else if (condition) {}</text:span></text:p>
              <text:p text:style-name="P12"><text:span text:style-name="T5"/></text:p>
            </text:list-item>
          </text:list>
        </text:list-item>
      </text:list>
      <text:p text:style-name="P8"><text:span text:style-name="T2"><text:tab/>The </text:span><text:span text:style-name="T6">switch</text:span><text:span text:style-name="T2"> Statement</text:span></text:p>
      <text:list xml:id="list2813493730" text:style-name="L6">
        <text:list-item>
          <text:p text:style-name="P11"><text:span text:style-name="T10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9" meta:word-count="131" meta:character-count="751" meta:non-whitespace-character-count="644"/>
  </office:meta>
</office:document-meta>
</file>